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3.5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3.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22:34:10.052507109</dc:date>
    <meta:editing-duration>PT3H47M30S</meta:editing-duration>
    <meta:editing-cycles>13</meta:editing-cycles>
    <meta:generator>LibreOffice/6.1.4.2$Linux_X86_64 LibreOffice_project/1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389cm" svg:y="0.406cm" chart:style-name="ch2">
          <text:p>BT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486cm" svg:height="9.949cm"/>
          <chart:axis chart:dimension="x" chart:name="primary-x" chart:style-name="ch5" chartooo:axis-type="auto"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